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d27" officeooo:paragraph-rsid="00147d27"/>
    </style:style>
    <style:style style:name="P2" style:family="paragraph" style:parent-style-name="Standard">
      <style:text-properties officeooo:rsid="0017b9d9" officeooo:paragraph-rsid="0017b9d9"/>
    </style:style>
    <style:style style:name="T1" style:family="text">
      <style:text-properties officeooo:rsid="00167739"/>
    </style:style>
    <style:style style:name="T2" style:family="text">
      <style:text-properties officeooo:rsid="00183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’objectif</text:span> <text:span text:style-name="T1">du tipe est de réalisé un accordeur asservi . Le chois à était fais pour rendre l’application plus accessible d’utilisé une carte arduino . Je me charge de la partie traitement du signal . Je dois donc réalisé un algorithme qui réalisera la transformé de fourrier fenêtrée nécessaire à l’analyse du signal . Ce programme doit être optimisé pour fonctionner avec les contrainte de performance de la carte arduino </text:span></text:p>
      <text:p text:style-name="P1"/>
      <text:p text:style-name="P2">The TIPE’s aim was to realise a servo controlled tuner. We choose to use an Arduino card in order for the project to be <text:span text:style-name="T2">less costly and thus more easily replicable. I was in charge a of the signal treatment. I programed an algorithm that realised a windowed Fourier transfom needed to analyse the signal. That program was optimised to run with the constrained performance of the Arduino c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20:05:41.165000000</meta:creation-date>
    <dc:date>2017-06-12T22:04:56.233000000</dc:date>
    <meta:editing-duration>PT8M43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2" meta:word-count="139" meta:character-count="815" meta:non-whitespace-character-count="677"/>
  </office:meta>
</office:document-meta>
</file>